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uristica" svg:font-family="Heuristica"/>
    <style:font-face style:name="Calibri" svg:font-family="Calibri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0.318cm"/>
          <style:tab-stop style:position="0.635cm"/>
          <style:tab-stop style:position="1.27cm"/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0.318cm"/>
          <style:tab-stop style:position="0.635cm"/>
          <style:tab-stop style:position="1.27cm"/>
          <style:tab-stop style:position="8.255cm" style:type="center"/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24pt" officeooo:paragraph-rsid="001e7802" style:font-size-asian="2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1e7802" officeooo:paragraph-rsid="001e7802" style:font-size-asian="24pt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1e7802" style:font-size-asian="16pt"/>
    </style:style>
    <style:style style:name="P6" style:family="paragraph" style:parent-style-name="Standard">
      <style:paragraph-properties fo:text-align="center" style:justify-single-word="false"/>
      <style:text-properties officeooo:rsid="00201513" officeooo:paragraph-rsid="00201513"/>
    </style:style>
    <style:style style:name="P7" style:family="paragraph" style:parent-style-name="Standard" style:master-page-name="Convert_20_1">
      <style:paragraph-properties fo:text-align="center" style:justify-single-word="false" style:page-number="1"/>
      <style:text-properties fo:font-size="24pt" officeooo:rsid="00218ab3" officeooo:paragraph-rsid="00218ab3" style:font-size-asian="24pt"/>
    </style:style>
    <style:style style:name="T1" style:family="text">
      <style:text-properties officeooo:rsid="001e7802"/>
    </style:style>
    <style:style style:name="T2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tePost</text:p>
      <text:p text:style-name="P5"/>
      <text:p text:style-name="P5"/>
      <text:p text:style-name="P5"/>
      <text:p text:style-name="P3">Software Requirements Specification</text:p>
      <text:p text:style-name="P5"/>
      <text:p text:style-name="P3">Version <text:span text:style-name="T1">1.0</text:span></text:p>
      <text:p text:style-name="P5"/>
      <text:p text:style-name="P4">18 April 2014</text:p>
      <text:p text:style-name="P5"/>
      <text:p text:style-name="P5"/>
      <text:p text:style-name="P5"/>
      <text:p text:style-name="P4">Melkisedek Hamakali 211053686</text:p>
      <text:p text:style-name="P3">Lead Software Engineer</text:p>
      <text:p text:style-name="P5"/>
      <text:p text:style-name="P5"/>
      <text:p text:style-name="P5"/>
      <text:p text:style-name="P5"/>
      <text:p text:style-name="P5"/>
      <text:p text:style-name="P5">Prepared for <text:span text:style-name="T1">Procedural Programming</text:span></text:p>
      <text:p text:style-name="P5"><text:span text:style-name="T1">Lecture</text:span>r: <text:span text:style-name="T1">Gereon Kapuire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uristica" svg:font-family="Heuristica"/>
    <style:font-face style:name="Calibri" svg:font-family="Calibri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uristica" fo:font-size="11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uristica" fo:font-size="11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1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0.318cm"/>
          <style:tab-stop style:position="0.635cm"/>
          <style:tab-stop style:position="1.27cm"/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0.318cm"/>
          <style:tab-stop style:position="0.635cm"/>
          <style:tab-stop style:position="1.27cm"/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0.318cm"/>
          <style:tab-stop style:position="0.635cm"/>
          <style:tab-stop style:position="1.27cm"/>
          <style:tab-stop style:position="8.255cm" style:type="center"/>
          <style:tab-stop style:position="16.51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0.318cm"/>
          <style:tab-stop style:position="0.635cm"/>
          <style:tab-stop style:position="1.27cm"/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i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<text:tab/><text:tab/>&lt;Project Name&gt;</text:p>
      </style:header>
      <style:header-first>
        <text:p text:style-name="Header_20_left"/>
      </style:header-first>
      <style:footer>
        <text:p text:style-name="MP2">Software Requirements Specification<text:tab/><text:tab/>Page <text:span text:style-name="Page_20_Number"><text:page-number text:select-page="current">0</text:page-number></text:span><text:tab/><text:tab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kisedek Hamakali</meta:initial-creator>
    <meta:creation-date>2014-04-18T20:13:29.910296522</meta:creation-date>
    <dc:date>2014-04-25T16:36:19.664664296</dc:date>
    <dc:creator>Melkisedek Hamakali</dc:creator>
    <meta:editing-duration>P0D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10" meta:word-count="29" meta:character-count="238" meta:non-whitespace-character-count="214"/>
  </office:meta>
</office:document-meta>
</file>